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oficina">
        <table:table-row>
          <table:table-cell office:value-type="float" office:value="2">
            <text:p>2</text:p>
          </table:table-cell>
          <table:table-cell office:value-type="string">
            <text:p>Ministra de Igualdad, Género y Diversidad</text:p>
          </table:table-cell>
          <table:table-cell office:value-type="float" office:value="30">
            <text:p>30</text:p>
          </table:table-cell>
          <table:table-cell office:value-type="string">
            <text:p>Agencia ATR Santa Fe - Juventude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ecretaría de mujeres, género y diversidad</text:p>
          </table:table-cell>
          <table:table-cell office:value-type="float" office:value="23">
            <text:p>23</text:p>
          </table:table-cell>
          <table:table-cell office:value-type="string">
            <text:p>Casa de Amparo "Gabriela Ulloa"</text:p>
          </table:table-cell>
          <table:table-cell office:value-type="float" office:value="7">
            <text:p>7</text:p>
          </table:table-cell>
          <table:table-cell office:value-type="string">
            <text:p>Colodrero</text:p>
          </table:table-cell>
          <table:table-cell office:value-type="float" office:value="799">
            <text:p>79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Dirección Provincial para la Promoción de derechos para la igualdad</text:p>
          </table:table-cell>
          <table:table-cell office:value-type="float" office:value="36">
            <text:p>36</text:p>
          </table:table-cell>
          <table:table-cell office:value-type="string">
            <text:p>Casa LGTBIQ</text:p>
          </table:table-cell>
          <table:table-cell office:value-type="float" office:value="5">
            <text:p>5</text:p>
          </table:table-cell>
          <table:table-cell office:value-type="string">
            <text:p>San Jose</text:p>
          </table:table-cell>
          <table:table-cell office:value-type="float" office:value="1701">
            <text:p>1701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ecretaría Privada</text:p>
          </table:table-cell>
          <table:table-cell office:value-type="float" office:value="37">
            <text:p>37</text:p>
          </table:table-cell>
          <table:table-cell office:value-type="string">
            <text:p>Chofere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1">
            <text:p>1</text:p>
          </table:table-cell>
          <table:table-cell office:value-type="string">
            <text:p>DGA - Dpto Presupuesto Contable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3">
            <text:p>3</text:p>
          </table:table-cell>
          <table:table-cell office:value-type="string">
            <text:p>DGA - Dto Personal y Sueldos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4">
            <text:p>4</text:p>
          </table:table-cell>
          <table:table-cell office:value-type="string">
            <text:p>DGA - Dto Personal y Sueldos - Informes y Legajos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5">
            <text:p>5</text:p>
          </table:table-cell>
          <table:table-cell office:value-type="string">
            <text:p>DGA - Dto Tesoreria, Habilitación y Mov. de Fondos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6">
            <text:p>6</text:p>
          </table:table-cell>
          <table:table-cell office:value-type="string">
            <text:p>DGA - Dto Tesoreria, Habilitación y Mov. de Fondos - Habilitación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7">
            <text:p>7</text:p>
          </table:table-cell>
          <table:table-cell office:value-type="string">
            <text:p>DGA - Dto Tesoreria, Habilitación y Mov. de Fondos - Oficina de Compras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2">
            <text:p>2</text:p>
          </table:table-cell>
          <table:table-cell office:value-type="string">
            <text:p>DGA - Revisiva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float" office:value="15">
            <text:p>15</text:p>
          </table:table-cell>
          <table:table-cell office:value-type="string">
            <text:p>Dir. Gral. Asuntos Jurídicos - Dictamen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float" office:value="14">
            <text:p>14</text:p>
          </table:table-cell>
          <table:table-cell office:value-type="string">
            <text:p>Dir. Gral. Asuntos Jurídicos y Despach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float" office:value="42">
            <text:p>42</text:p>
          </table:table-cell>
          <table:table-cell office:value-type="string">
            <text:p>Dir. Gral. Asuntos Jurídicos y Despacho – Redacción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Dirección Provincial para la Capacitación en Género y Diversidad</text:p>
          </table:table-cell>
          <table:table-cell office:value-type="float" office:value="28">
            <text:p>28</text:p>
          </table:table-cell>
          <table:table-cell office:value-type="string">
            <text:p>Dir. Pcial. Capacitación en Género y Diversi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Dirección Provincial para la Promoción de derechos para la igualdad</text:p>
          </table:table-cell>
          <table:table-cell office:value-type="float" office:value="25">
            <text:p>25</text:p>
          </table:table-cell>
          <table:table-cell office:value-type="string">
            <text:p>Dir. Pcial. Promoción de Derechos para la Igual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ecretaría Privada</text:p>
          </table:table-cell>
          <table:table-cell office:value-type="float" office:value="41">
            <text:p>41</text:p>
          </table:table-cell>
          <table:table-cell office:value-type="string">
            <text:p>Mantenimient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ecretaría Privada</text:p>
          </table:table-cell>
          <table:table-cell office:value-type="float" office:value="10">
            <text:p>10</text:p>
          </table:table-cell>
          <table:table-cell office:value-type="string">
            <text:p>Recepción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Secretaría de Formación y capacitación para la igualdad</text:p>
          </table:table-cell>
          <table:table-cell office:value-type="float" office:value="27">
            <text:p>27</text:p>
          </table:table-cell>
          <table:table-cell office:value-type="string">
            <text:p>Secretaría de Formación y Capacitación para la Igual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ecretaría de mujeres, género y diversidad</text:p>
          </table:table-cell>
          <table:table-cell office:value-type="float" office:value="20">
            <text:p>20</text:p>
          </table:table-cell>
          <table:table-cell office:value-type="string">
            <text:p>Secretaría de Mujeres, Género y Diversi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11">
            <text:p>11</text:p>
          </table:table-cell>
          <table:table-cell office:value-type="string">
            <text:p>Secretaría de Planificación y Coord. Adm. Legal y Técnica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18">
            <text:p>18</text:p>
          </table:table-cell>
          <table:table-cell office:value-type="string">
            <text:p>Sectorial Informática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float" office:value="19">
            <text:p>19</text:p>
          </table:table-cell>
          <table:table-cell office:value-type="string">
            <text:p>Sectorial Informática - Anexo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Subsecretaría de Políticas contra la violencia por razones de género</text:p>
          </table:table-cell>
          <table:table-cell office:value-type="float" office:value="22">
            <text:p>22</text:p>
          </table:table-cell>
          <table:table-cell office:value-type="string">
            <text:p>SubSec de Políticas contra la Violencia por razones de Géner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Subsecretaría de Fortalecimiento territorial en Igualdad, Género y Diversidad</text:p>
          </table:table-cell>
          <table:table-cell office:value-type="float" office:value="21">
            <text:p>21</text:p>
          </table:table-cell>
          <table:table-cell office:value-type="string">
            <text:p>SubSec. de Fortalecimiento territorial en Igualdad, Género y Diversi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Subsecretaría de Planificación estratégica de contenidos</text:p>
          </table:table-cell>
          <table:table-cell office:value-type="float" office:value="29">
            <text:p>29</text:p>
          </table:table-cell>
          <table:table-cell office:value-type="string">
            <text:p>SubSec. de Planificación estratégica de contenido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ubsecretaría de Planificaciòn Evaluación y Cooperación Estratégica de Políticas de Igualdad</text:p>
          </table:table-cell>
          <table:table-cell office:value-type="float" office:value="13">
            <text:p>13</text:p>
          </table:table-cell>
          <table:table-cell office:value-type="string">
            <text:p>Subsec. de Planificación, Evaluación y Coop. estratégica de Políticas de Igual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ubsecreataría de Políticas de Igualdad y Diversidad</text:p>
          </table:table-cell>
          <table:table-cell office:value-type="float" office:value="24">
            <text:p>24</text:p>
          </table:table-cell>
          <table:table-cell office:value-type="string">
            <text:p>SubSec. de Políticas de Igualdad y Géner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float" office:value="12">
            <text:p>12</text:p>
          </table:table-cell>
          <table:table-cell office:value-type="string">
            <text:p>Subsec. Legal y Técnica y Gestión de la Información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float" office:value="38">
            <text:p>38</text:p>
          </table:table-cell>
          <table:table-cell office:value-type="string">
            <text:p>Subsec. Legal y Técnica y Gestión de la Información - Despach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float" office:value="40">
            <text:p>40</text:p>
          </table:table-cell>
          <table:table-cell office:value-type="string">
            <text:p>Subsec. Legal y Técnica y Gestión de la Información - Mesa de Entrada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float" office:value="39">
            <text:p>39</text:p>
          </table:table-cell>
          <table:table-cell office:value-type="string">
            <text:p>Subsec. Legal y Técnica y Gestión de la Información - Notificacione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float" office:value="9">
            <text:p>9</text:p>
          </table:table-cell>
          <table:table-cell office:value-type="string">
            <text:p>Subsecretaría Legal y Técnica, Gestión de la información - Mesa de Entrada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float" office:value="43">
            <text:p>43</text:p>
          </table:table-cell>
          <table:table-cell office:value-type="string">
            <text:p>Subsecretaría Legal y Técnica, Gestión de la información – Mesa de Entradas – Despach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5deb2</meta:generator>
    <meta:initial-creator>phpMyAdmin 4.9.5deb2</meta:initial-creator>
    <meta:creation-date>2022-07-18T12:37:56</meta:creation-date>
  </office:meta>
</office:document-meta>
</file>